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F1B016068</text:p>
          </table:table-cell>
          <table:table-cell office:value-type="float" office:value="50204515" calcext:value-type="float">
            <text:p>50204515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69</text:p>
          </table:table-cell>
          <table:table-cell office:value-type="float" office:value="50203310" calcext:value-type="float">
            <text:p>50203310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70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Gambar Bangun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71</text:p>
          </table:table-cell>
          <table:table-cell office:value-type="float" office:value="50204513" calcext:value-type="float">
            <text:p>50204513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72</text:p>
          </table:table-cell>
          <table:table-cell office:value-type="float" office:value="50204517" calcext:value-type="float">
            <text:p>50204517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75</text:p>
          </table:table-cell>
          <table:table-cell office:value-type="float" office:value="50204515" calcext:value-type="float">
            <text:p>50204515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76</text:p>
          </table:table-cell>
          <table:table-cell office:value-type="float" office:value="50204503" calcext:value-type="float">
            <text:p>50204503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77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Komputer dan Jaring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78</text:p>
          </table:table-cell>
          <table:table-cell office:value-type="float" office:value="50203691" calcext:value-type="float">
            <text:p>50203691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80</text:p>
          </table:table-cell>
          <table:table-cell office:value-type="float" office:value="50203310" calcext:value-type="float">
            <text:p>50203310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81</text:p>
          </table:table-cell>
          <table:table-cell office:value-type="float" office:value="50200380" calcext:value-type="float">
            <text:p>50200380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82</text:p>
          </table:table-cell>
          <table:table-cell office:value-type="float" office:value="50204732" calcext:value-type="float">
            <text:p>5020473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83</text:p>
          </table:table-cell>
          <table:table-cell office:value-type="float" office:value="50204513" calcext:value-type="float">
            <text:p>50204513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84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Komputer dan Jaring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85</text:p>
          </table:table-cell>
          <table:table-cell office:value-type="float" office:value="50203311" calcext:value-type="float">
            <text:p>50203311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86</text:p>
          </table:table-cell>
          <table:table-cell office:value-type="float" office:value="50204517" calcext:value-type="float">
            <text:p>50204517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87</text:p>
          </table:table-cell>
          <table:table-cell office:value-type="float" office:value="50204511" calcext:value-type="float">
            <text:p>50204511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88</text:p>
          </table:table-cell>
          <table:table-cell office:value-type="float" office:value="50203314" calcext:value-type="float">
            <text:p>50203314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89</text:p>
          </table:table-cell>
          <table:table-cell office:value-type="float" office:value="50200380" calcext:value-type="float">
            <text:p>50200380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90</text:p>
          </table:table-cell>
          <table:table-cell office:value-type="float" office:value="50200377" calcext:value-type="float">
            <text:p>50200377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91</text:p>
          </table:table-cell>
          <table:table-cell office:value-type="float" office:value="50202499" calcext:value-type="float">
            <text:p>50202499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92</text:p>
          </table:table-cell>
          <table:table-cell office:value-type="float" office:value="50204517" calcext:value-type="float">
            <text:p>50204517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93</text:p>
          </table:table-cell>
          <table:table-cell office:value-type="float" office:value="50205726" calcext:value-type="float">
            <text:p>50205726</text:p>
          </table:table-cell>
          <table:table-cell office:value-type="string" calcext:value-type="string">
            <text:p>Multimed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94</text:p>
          </table:table-cell>
          <table:table-cell office:value-type="float" office:value="50202411" calcext:value-type="float">
            <text:p>50202411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95</text:p>
          </table:table-cell>
          <table:table-cell office:value-type="float" office:value="50204513" calcext:value-type="float">
            <text:p>50204513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97</text:p>
          </table:table-cell>
          <table:table-cell office:value-type="float" office:value="50204322" calcext:value-type="float">
            <text:p>5020432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98</text:p>
          </table:table-cell>
          <table:table-cell office:value-type="float" office:value="50202412" calcext:value-type="float">
            <text:p>5020241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099</text:p>
          </table:table-cell>
          <table:table-cell office:value-type="float" office:value="50203686" calcext:value-type="float">
            <text:p>50203686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101</text:p>
          </table:table-cell>
          <table:table-cell office:value-type="float" office:value="50202496" calcext:value-type="float">
            <text:p>50202496</text:p>
          </table:table-cell>
          <table:table-cell office:value-type="string" calcext:value-type="string">
            <text:p>Teknik Komputer dan Jaring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102</text:p>
          </table:table-cell>
          <table:table-cell office:value-type="float" office:value="50204517" calcext:value-type="float">
            <text:p>50204517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6103</text:p>
          </table:table-cell>
          <table:table-cell office:value-type="float" office:value="50202522" calcext:value-type="float">
            <text:p>5020252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01</text:p>
          </table:table-cell>
          <table:table-cell office:value-type="float" office:value="60729937" calcext:value-type="float">
            <text:p>60729937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02</text:p>
          </table:table-cell>
          <table:table-cell office:value-type="float" office:value="50200376" calcext:value-type="float">
            <text:p>50200376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03</text:p>
          </table:table-cell>
          <table:table-cell office:value-type="float" office:value="50204322" calcext:value-type="float">
            <text:p>5020432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04</text:p>
          </table:table-cell>
          <table:table-cell office:value-type="float" office:value="50204503" calcext:value-type="float">
            <text:p>50204503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05</text:p>
          </table:table-cell>
          <table:table-cell office:value-type="float" office:value="50201370" calcext:value-type="float">
            <text:p>502013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017006</text:p>
          </table:table-cell>
          <table:table-cell office:value-type="float" office:value="50204512" calcext:value-type="float">
            <text:p>5020451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09</text:p>
          </table:table-cell>
          <table:table-cell office:value-type="float" office:value="50204517" calcext:value-type="float">
            <text:p>50204517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10</text:p>
          </table:table-cell>
          <table:table-cell office:value-type="float" office:value="50204731" calcext:value-type="float">
            <text:p>50204731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11</text:p>
          </table:table-cell>
          <table:table-cell office:value-type="float" office:value="50203312" calcext:value-type="float">
            <text:p>5020331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13</text:p>
          </table:table-cell>
          <table:table-cell office:value-type="float" office:value="50204731" calcext:value-type="float">
            <text:p>50204731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14</text:p>
          </table:table-cell>
          <table:table-cell office:value-type="float" office:value="50202522" calcext:value-type="float">
            <text:p>5020252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15</text:p>
          </table:table-cell>
          <table:table-cell office:value-type="float" office:value="50204503" calcext:value-type="float">
            <text:p>50204503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16</text:p>
          </table:table-cell>
          <table:table-cell office:value-type="float" office:value="50204731" calcext:value-type="float">
            <text:p>50204731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18</text:p>
          </table:table-cell>
          <table:table-cell office:value-type="float" office:value="50204506" calcext:value-type="float">
            <text:p>50204506</text:p>
          </table:table-cell>
          <table:table-cell office:value-type="string" calcext:value-type="string">
            <text:p>Rekayasa Perangkat Luna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19</text:p>
          </table:table-cell>
          <table:table-cell office:value-type="float" office:value="50202500" calcext:value-type="float">
            <text:p>50202500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20</text:p>
          </table:table-cell>
          <table:table-cell office:value-type="float" office:value="50204013" calcext:value-type="float">
            <text:p>50204013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22</text:p>
          </table:table-cell>
          <table:table-cell office:value-type="float" office:value="50202496" calcext:value-type="float">
            <text:p>50202496</text:p>
          </table:table-cell>
          <table:table-cell office:value-type="string" calcext:value-type="string">
            <text:p>Rekayasa Perangkat Luna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23</text:p>
          </table:table-cell>
          <table:table-cell office:value-type="float" office:value="20252595" calcext:value-type="float">
            <text:p>20252595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24</text:p>
          </table:table-cell>
          <table:table-cell office:value-type="float" office:value="50205726" calcext:value-type="float">
            <text:p>50205726</text:p>
          </table:table-cell>
          <table:table-cell office:value-type="string" calcext:value-type="string">
            <text:p>Multimed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25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Instalasi Tenaga Listri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26</text:p>
          </table:table-cell>
          <table:table-cell office:value-type="float" office:value="50204503" calcext:value-type="float">
            <text:p>50204503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27</text:p>
          </table:table-cell>
          <table:table-cell office:value-type="float" office:value="50204503" calcext:value-type="float">
            <text:p>50204503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28</text:p>
          </table:table-cell>
          <table:table-cell office:value-type="float" office:value="50204731" calcext:value-type="float">
            <text:p>50204731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29</text:p>
          </table:table-cell>
          <table:table-cell office:value-type="float" office:value="50105651" calcext:value-type="float">
            <text:p>50105651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30</text:p>
          </table:table-cell>
          <table:table-cell office:value-type="float" office:value="50105650" calcext:value-type="float">
            <text:p>50105650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31</text:p>
          </table:table-cell>
          <table:table-cell office:value-type="float" office:value="50202412" calcext:value-type="float">
            <text:p>5020241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32</text:p>
          </table:table-cell>
          <table:table-cell office:value-type="float" office:value="50201393" calcext:value-type="float">
            <text:p>50201393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33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Audio Vide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34</text:p>
          </table:table-cell>
          <table:table-cell office:value-type="float" office:value="50204515" calcext:value-type="float">
            <text:p>50204515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35</text:p>
          </table:table-cell>
          <table:table-cell office:value-type="float" office:value="50100845" calcext:value-type="float">
            <text:p>50100845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36</text:p>
          </table:table-cell>
          <table:table-cell office:value-type="float" office:value="50204515" calcext:value-type="float">
            <text:p>50204515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37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Komputer dan Jaring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38</text:p>
          </table:table-cell>
          <table:table-cell office:value-type="float" office:value="50204515" calcext:value-type="float">
            <text:p>50204515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39</text:p>
          </table:table-cell>
          <table:table-cell office:value-type="float" office:value="50204503" calcext:value-type="float">
            <text:p>50204503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41</text:p>
          </table:table-cell>
          <table:table-cell office:value-type="float" office:value="10211063" calcext:value-type="float">
            <text:p>10211063</text:p>
          </table:table-cell>
          <table:table-cell office:value-type="string" calcext:value-type="string">
            <text:p>Teknik Gambar Bangun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43</text:p>
          </table:table-cell>
          <table:table-cell office:value-type="float" office:value="50200380" calcext:value-type="float">
            <text:p>50200380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47</text:p>
          </table:table-cell>
          <table:table-cell office:value-type="float" office:value="50202504" calcext:value-type="float">
            <text:p>502025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017048</text:p>
          </table:table-cell>
          <table:table-cell office:value-type="float" office:value="50205626" calcext:value-type="float">
            <text:p>50205626</text:p>
          </table:table-cell>
          <table:table-cell office:value-type="string" calcext:value-type="string">
            <text:p>Teknik Instalasi Tenaga Listri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49</text:p>
          </table:table-cell>
          <table:table-cell office:value-type="float" office:value="50202522" calcext:value-type="float">
            <text:p>5020252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50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Elektronika Industr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51</text:p>
          </table:table-cell>
          <table:table-cell office:value-type="float" office:value="50204513" calcext:value-type="float">
            <text:p>502045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B017052</text:p>
          </table:table-cell>
          <table:table-cell office:value-type="float" office:value="50204513" calcext:value-type="float">
            <text:p>50204513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53</text:p>
          </table:table-cell>
          <table:table-cell office:value-type="float" office:value="50201391" calcext:value-type="float">
            <text:p>50201391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54</text:p>
          </table:table-cell>
          <table:table-cell office:value-type="float" office:value="40311889" calcext:value-type="float">
            <text:p>40311889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55</text:p>
          </table:table-cell>
          <table:table-cell office:value-type="float" office:value="50205415" calcext:value-type="float">
            <text:p>50205415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56</text:p>
          </table:table-cell>
          <table:table-cell office:value-type="float" office:value="50203305" calcext:value-type="float">
            <text:p>50203305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57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Multimed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58</text:p>
          </table:table-cell>
          <table:table-cell office:value-type="float" office:value="50205219" calcext:value-type="float">
            <text:p>50205219</text:p>
          </table:table-cell>
          <table:table-cell office:value-type="string" calcext:value-type="string">
            <text:p>Multimed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59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Komputer dan Jaring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60</text:p>
          </table:table-cell>
          <table:table-cell office:value-type="float" office:value="50203691" calcext:value-type="float">
            <text:p>50203691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61</text:p>
          </table:table-cell>
          <table:table-cell office:value-type="float" office:value="50200380" calcext:value-type="float">
            <text:p>50200380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62</text:p>
          </table:table-cell>
          <table:table-cell office:value-type="float" office:value="50205632" calcext:value-type="float">
            <text:p>5020563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63</text:p>
          </table:table-cell>
          <table:table-cell office:value-type="float" office:value="50202503" calcext:value-type="float">
            <text:p>50202503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64</text:p>
          </table:table-cell>
          <table:table-cell office:value-type="float" office:value="50203312" calcext:value-type="float">
            <text:p>5020331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65</text:p>
          </table:table-cell>
          <table:table-cell office:value-type="float" office:value="50201370" calcext:value-type="float">
            <text:p>50201370</text:p>
          </table:table-cell>
          <table:table-cell office:value-type="string" calcext:value-type="string">
            <text:p>Teknik Audio Vide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66</text:p>
          </table:table-cell>
          <table:table-cell office:value-type="float" office:value="50204517" calcext:value-type="float">
            <text:p>50204517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67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Komputer dan Jaring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68</text:p>
          </table:table-cell>
          <table:table-cell office:value-type="float" office:value="50202412" calcext:value-type="float">
            <text:p>5020241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69</text:p>
          </table:table-cell>
          <table:table-cell office:value-type="float" office:value="50204515" calcext:value-type="float">
            <text:p>50204515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70</text:p>
          </table:table-cell>
          <table:table-cell office:value-type="float" office:value="50204515" calcext:value-type="float">
            <text:p>50204515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71</text:p>
          </table:table-cell>
          <table:table-cell office:value-type="float" office:value="50202522" calcext:value-type="float">
            <text:p>50202522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72</text:p>
          </table:table-cell>
          <table:table-cell office:value-type="float" office:value="50204517" calcext:value-type="float">
            <text:p>50204517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73</text:p>
          </table:table-cell>
          <table:table-cell office:value-type="float" office:value="50204517" calcext:value-type="float">
            <text:p>50204517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74</text:p>
          </table:table-cell>
          <table:table-cell office:value-type="float" office:value="50204731" calcext:value-type="float">
            <text:p>50204731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76</text:p>
          </table:table-cell>
          <table:table-cell office:value-type="float" office:value="50204730" calcext:value-type="float">
            <text:p>50204730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77</text:p>
          </table:table-cell>
          <table:table-cell office:value-type="float" office:value="50200380" calcext:value-type="float">
            <text:p>50200380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78</text:p>
          </table:table-cell>
          <table:table-cell office:value-type="float" office:value="50204017" calcext:value-type="float">
            <text:p>50204017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79</text:p>
          </table:table-cell>
          <table:table-cell office:value-type="float" office:value="50105651" calcext:value-type="float">
            <text:p>50105651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7080</text:p>
          </table:table-cell>
          <table:table-cell office:value-type="float" office:value="50203319" calcext:value-type="float">
            <text:p>50203319</text:p>
          </table:table-cell>
          <table:table-cell office:value-type="string" calcext:value-type="string">
            <text:p>Teknik Kendaraan Ringan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ID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01:06:54.771905707</meta:creation-date>
    <dc:date>2019-01-19T01:12:20.637090881</dc:date>
    <meta:editing-duration>PT5M25S</meta:editing-duration>
    <meta:editing-cycles>2</meta:editing-cycles>
    <meta:generator>LibreOffice/6.1.3.2$MacOSX_X86_64 LibreOffice_project/86daf60bf00efa86ad547e59e09d6bb77c699acb</meta:generator>
    <meta:document-statistic meta:table-count="1" meta:cell-count="297" meta:object-count="0"/>
  </office:meta>
</office:document-meta>
</file>